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7" office:value-type="string" calcext:value-type="string">
            <text:p>pubblicato</text:p>
          </table:table-cell>
          <table:table-cell table:number-columns-repeated="2"/>
          <table:table-cell table:style-name="ce11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ow to create newsworthy content</text:p>
          </table:table-cell>
          <table:table-cell/>
          <table:table-cell office:value-type="string" calcext:value-type="string">
            <text:p>how-to-create-newsworthy-content</text:p>
          </table:table-cell>
          <table:table-cell table:number-columns-repeated="2"/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mail marketing success: How to grow your email list</text:p>
          </table:table-cell>
          <table:table-cell/>
          <table:table-cell office:value-type="string" calcext:value-type="string">
            <text:p>best-ways-grow-email-list</text:p>
          </table:table-cell>
          <table:table-cell table:number-columns-repeated="2"/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4 steps to creating effective buyer personas </text:p>
          </table:table-cell>
          <table:table-cell table:number-columns-repeated="4"/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0:52:15.57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6T14:58:00.330000000</dc:date>
    <meta:editing-duration>PT6H53M40S</meta:editing-duration>
    <meta:editing-cycles>12</meta:editing-cycles>
    <meta:generator>LibreOffice/7.2.0.4$Windows_X86_64 LibreOffice_project/9a9c6381e3f7a62afc1329bd359cc48accb6435b</meta:generator>
    <meta:document-statistic meta:table-count="1" meta:cell-count="43" meta:object-count="0"/>
  </office:meta>
</office:document-meta>
</file>